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ENAZOA RIOS, GERSON BREM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781269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ENAZOA RIOS, GERSON BREM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781269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0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8/11/2021</text:p>
          </table:table-cell>
          <table:table-cell table:style-name="Tabla2.A2" office:value-type="string">
            <text:p text:style-name="P7">87833488</text:p>
          </table:table-cell>
          <table:table-cell table:style-name="Tabla2.A2" office:value-type="string">
            <text:p text:style-name="P7">20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ANUEL BALCAZAR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0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21:01:4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